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d84" officeooo:paragraph-rsid="001b9d84"/>
    </style:style>
    <style:style style:name="P2" style:family="paragraph" style:parent-style-name="Standard">
      <style:text-properties officeooo:rsid="001cc0ce" officeooo:paragraph-rsid="001cc0ce"/>
    </style:style>
    <style:style style:name="P3" style:family="paragraph" style:parent-style-name="Standard">
      <style:text-properties officeooo:rsid="001de608" officeooo:paragraph-rsid="001cc0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ille minimale d’une trame.</text:p>
      <text:p text:style-name="P1"/>
      <text:p text:style-name="P1">1_</text:p>
      <text:p text:style-name="P1">t=temps de propagation</text:p>
      <text:p text:style-name="P1">D=debit</text:p>
      <text:p text:style-name="P1">On a L/D &gt; 2*t et donc Lmin = 2tD</text:p>
      <text:p text:style-name="P1">Donc Lmin= 2 /(2*10⁵) * 10⁹</text:p>
      <text:p text:style-name="P1"/>
      <text:p text:style-name="P1">2_</text:p>
      <text:p text:style-name="P1">Un répéteur permet de répéter le signal qui s’affaiblit pendant la propagation.</text:p>
      <text:p text:style-name="P1">La réponse est non car le temps de traitement dun répéteur est négligeable (sinon t augmente!!)</text:p>
      <text:p text:style-name="P1"/>
      <text:p text:style-name="P1"/>
      <text:p text:style-name="P1">Probabilités de collisions</text:p>
      <text:p text:style-name="P1"><text:line-break/>1_</text:p>
      <text:p text:style-name="P2">ethernet : 10Mb/s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2:22:26.547057408</meta:creation-date>
    <meta:editing-duration>PT13H17M18S</meta:editing-duration>
    <meta:editing-cycles>2</meta:editing-cycles>
    <meta:generator>LibreOffice/6.3.5.2$Linux_X86_64 LibreOffice_project/30$Build-2</meta:generator>
    <dc:date>2020-03-16T13:10:42.749036612</dc:date>
    <meta:document-statistic meta:table-count="0" meta:image-count="0" meta:object-count="0" meta:page-count="1" meta:paragraph-count="12" meta:word-count="64" meta:character-count="341" meta:non-whitespace-character-count="291"/>
  </office:meta>
</office:document-meta>
</file>